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/>
    <style:font-face style:name="TinUS" svg:font-family="TinU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US"/>
    </style:style>
    <style:style style:name="P2" style:family="paragraph" style:parent-style-name="Standard">
      <style:text-properties style:font-name="TinUS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Derrama tua glória </text:p>
      <text:p text:style-name="P1"/>
      <text:p text:style-name="P1">intro.: C#m <text:s/>A <text:s/>E <text:s/>B <text:s/>C#m <text:s/>A <text:s/>E <text:s/>B7 </text:p>
      <text:p text:style-name="P1"/>
      <text:p text:style-name="P1">C#m7 <text:s text:c="11"/>A </text:p>
      <text:p text:style-name="P1"><text:s/>Meu maior prazer </text:p>
      <text:p text:style-name="P1">C#m7 <text:s text:c="15"/>B </text:p>
      <text:p text:style-name="P1"><text:s/>Estar em tua presença </text:p>
      <text:p text:style-name="P1">C#m7 <text:s text:c="14"/>A </text:p>
      <text:p text:style-name="P1"><text:s/>Prostrado aos teus pés </text:p>
      <text:p text:style-name="P1"><text:s text:c="7"/>B7 <text:s text:c="21"/>C#m </text:p>
      <text:p text:style-name="P1"><text:s/>Te adorar Jesus Senhor da minha vida. </text:p>
      <text:p text:style-name="P1">C#m7 <text:s text:c="11"/>A </text:p>
      <text:p text:style-name="P1"><text:s/>Eu ouço a tua voz </text:p>
      <text:p text:style-name="P1">C#m7 <text:s text:c="16"/>B </text:p>
      <text:p text:style-name="P1"><text:s/>Eu sinto o teu mover aqui </text:p>
      <text:p text:style-name="P1">C#m7 <text:s text:c="17"/>F#m </text:p>
      <text:p text:style-name="P1"><text:s/>Quero mais de Ti Senhor </text:p>
      <text:p text:style-name="P1"><text:s text:c="10"/>B7 </text:p>
      <text:p text:style-name="P1"><text:s/>Do teu poder e tua unção </text:p>
      <text:p text:style-name="P1"><text:s text:c="6"/>B4 <text:s text:c="7"/>B7 <text:s text:c="8"/>C#m7 </text:p>
      <text:p text:style-name="P1"><text:s/>Eu ergo minhas mãos e clamo </text:p>
      <text:p text:style-name="P1"/>
      <text:p text:style-name="P1">Refrão: </text:p>
      <text:p text:style-name="P1">C#m7 <text:s text:c="8"/>F#m <text:s text:c="2"/>B </text:p>
      <text:p text:style-name="P1"><text:s/>Derrama tua gló__ria </text:p>
      <text:p text:style-name="P1"><text:s text:c="13"/>E <text:s text:c="2"/>E/G# <text:s text:c="4"/>A <text:s text:c="4"/>E/G# </text:p>
      <text:p text:style-name="P1"><text:s/>Derrama tua shekinah Senhor </text:p>
      <text:p text:style-name="P1"><text:s text:c="8"/>F#m <text:s text:c="10"/>E/G# <text:s text:c="10"/>C#m7 </text:p>
      <text:p text:style-name="P1"><text:s/>Inunda o meu ser nos rios deste amor </text:p>
      <text:p text:style-name="P1"><text:s text:c="13"/>F#m <text:s text:c="2"/>B </text:p>
      <text:p text:style-name="P1"><text:s/>Derrama tua gló__ria </text:p>
      <text:p text:style-name="P1"><text:s text:c="13"/>E E/G# <text:s text:c="5"/>A <text:s text:c="5"/>E/G# </text:p>
      <text:p text:style-name="P1"><text:s/>Derrama tua shekinah Senhor </text:p>
      <text:p text:style-name="P1"><text:s text:c="8"/>F#m <text:s text:c="11"/>G#7 <text:s text:c="10"/>C#m7 </text:p>
      <text:p text:style-name="P1"><text:s/>Inunda o meu ser nos rios deste amor. </text:p>
      <text:p text:style-name="P1"/>
      <text:p text:style-name="P1">Base solo: C#m <text:s/>A <text:s/>E <text:s/>B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"/>
    <style:font-face style:name="TinUS" svg:font-family="TinU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Roboto1" style:font-family-complex="Roboto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oboto1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 style:font-family-complex="Robo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57:38</meta:creation-date>
    <dc:date>2016-05-31T00:05:19</dc:date>
    <meta:editing-duration>PT7M42S</meta:editing-duration>
    <meta:editing-cycles>1</meta:editing-cycles>
    <meta:generator>LibreOffice/5.1.3.2$Linux_x86 LibreOffice_project/10m0$Build-2</meta:generator>
    <meta:document-statistic meta:table-count="0" meta:image-count="0" meta:object-count="0" meta:page-count="1" meta:paragraph-count="34" meta:word-count="132" meta:character-count="904" meta:non-whitespace-character-count="476"/>
  </office:meta>
</office:document-meta>
</file>